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c2594"/>
    </style:style>
    <style:style style:name="P18" style:family="paragraph" style:parent-style-name="Standard">
      <style:text-properties officeooo:rsid="002453de" officeooo:paragraph-rsid="002453de"/>
    </style:style>
    <style:style style:name="P19" style:family="paragraph" style:parent-style-name="Standard">
      <style:text-properties officeooo:rsid="002a022a" officeooo:paragraph-rsid="002a022a"/>
    </style:style>
    <style:style style:name="P2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 style:list-style-name="L5"/>
    <style:style style:name="P24" style:family="paragraph" style:parent-style-name="Standard" style:list-style-name="L5">
      <style:text-properties style:font-name="Times New Roman1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 style:master-page-name="StdPortrait">
      <style:paragraph-properties style:page-number="auto"/>
    </style:style>
    <style:style style:name="P27" style:family="paragraph" style:parent-style-name="Heading_20_2" style:list-style-name="">
      <style:paragraph-properties fo:orphans="2" fo:widows="2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text-properties officeooo:rsid="002a022a" officeooo:paragraph-rsid="002a022a"/>
    </style:style>
    <style:style style:name="P30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1" style:family="paragraph" style:parent-style-name="Heading_20_1" style:master-page-name="First_20_Page">
      <style:paragraph-properties style:page-number="auto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3ead6c"/>
    </style:style>
    <style:style style:name="P35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36" style:family="paragraph" style:parent-style-name="Table_20_Contents">
      <style:text-properties officeooo:rsid="003dc3a6" officeooo:paragraph-rsid="003dc3a6"/>
    </style:style>
    <style:style style:name="P37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38" style:family="paragraph" style:parent-style-name="Table_20_Contents">
      <style:text-properties officeooo:rsid="003e6aee" officeooo:paragraph-rsid="003e6aee"/>
    </style:style>
    <style:style style:name="P39" style:family="paragraph" style:parent-style-name="Table_20_Contents">
      <style:text-properties officeooo:rsid="003ead6c" officeooo:paragraph-rsid="003ead6c"/>
    </style:style>
    <style:style style:name="P40" style:family="paragraph" style:parent-style-name="Table_20_Contents">
      <style:text-properties officeooo:rsid="00403451" officeooo:paragraph-rsid="00403451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style:writing-mode="lr-tb"/>
    </style:style>
    <style:style style:name="P4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officeooo:rsid="003e6aee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f173a" style:font-size-asian="8pt" style:font-size-complex="8pt"/>
    </style:style>
    <style:style style:name="T6" style:family="text">
      <style:text-properties fo:font-size="8pt" officeooo:rsid="0032d21d" style:font-size-asian="8pt" style:font-size-complex="8pt"/>
    </style:style>
    <style:style style:name="T7" style:family="text">
      <style:text-properties fo:font-size="8pt" officeooo:rsid="0032d21d" style:font-size-asian="8pt"/>
    </style:style>
    <style:style style:name="T8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officeooo:rsid="003a0848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3c0af5"/>
    </style:style>
    <style:style style:name="T24" style:family="text">
      <style:text-properties officeooo:rsid="003e6aee"/>
    </style:style>
    <style:style style:name="T25" style:family="text">
      <style:text-properties officeooo:rsid="003ead6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font-name="Ubuntu" fo:font-size="10pt" fo:language="en" fo:country="US" style:language-asian="zxx" style:country-asian="none" style:language-complex="zxx" style:country-complex="none"/>
    </style:style>
    <style:style style:name="T2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69954816" text:id="ct69954816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69957232" text:id="ct69957232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57112432" text:id="ct5711243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8318816" text:id="ct9831881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5487376" text:id="ct9548737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72517904" text:id="ct7251790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5658912" text:id="ct9565891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70748224" text:id="ct7074822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55985536" text:id="ct5598553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66199584" text:id="ct66199584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59712656" text:id="ct59712656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8550448" text:id="ct98550448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8122320" text:id="ct9812232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0691200" text:id="ct9069120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56074000" text:id="ct5607400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49569152" text:id="ct4956915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70746496" text:id="ct70746496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70746688" text:id="ct70746688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59751840" text:id="ct59751840">
          <text:insertion>
            <office:change-info>
              <dc:creator>Stuart Baker</dc:creator>
              <dc:date>2016-01-24T12:20:00</dc:date>
            </office:change-info>
          </text:insertion>
        </text:changed-region>
        <text:changed-region xml:id="ct92016240" text:id="ct92016240">
          <text:deletion>
            <office:change-info>
              <dc:creator>Stuart Baker</dc:creator>
              <dc:date>2016-01-24T12:13:00</dc:date>
            </office:change-info>
            <text:p text:style-name="Table_20_Contents"><text:span text:style-name="T2">t</text:span></text:p>
          </text:deletion>
        </text:changed-region>
        <text:changed-region xml:id="ct98394704" text:id="ct98394704">
          <text:deletion>
            <office:change-info>
              <dc:creator>Stuart Baker</dc:creator>
              <dc:date>2016-01-24T12:19:00</dc:date>
            </office:change-info>
            <text:p text:style-name="Table_20_Contents"><text:span text:style-name="T2">rain Control</text:span></text:p>
          </text:deletion>
        </text:changed-region>
        <text:changed-region xml:id="ct69829408" text:id="ct69829408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90506112" text:id="ct90506112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57536736" text:id="ct57536736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90569728" text:id="ct9056972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97580192" text:id="ct97580192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1333664" text:id="ct7133366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85527408" text:id="ct8552740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46171568" text:id="ct4617156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5012528" text:id="ct7501252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0748736" text:id="ct7074873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70747616" text:id="ct7074761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70746912" text:id="ct70746912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70747184" text:id="ct70747184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70750832" text:id="ct7075083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1112336" text:id="ct71112336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69857696" text:id="ct69857696">
          <text:insertion>
            <office:change-info>
              <dc:creator>Stuart Baker</dc:creator>
              <dc:date>2015-10-18T00:13:00</dc:date>
            </office:change-info>
          </text:insertion>
        </text:changed-region>
        <text:changed-region xml:id="ct75352512" text:id="ct7535251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9857312" text:id="ct69857312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70480176" text:id="ct70480176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71114672" text:id="ct7111467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9950128" text:id="ct69950128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5351664" text:id="ct75351664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69977968" text:id="ct69977968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Introduction (Informative)</text:h>
      <text:p text:style-name="Standard">This <text:span text:style-name="T17">s</text:span><text:span text:style-name="T9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29" text:outline-level="1">Intended use (Informative)</text:h>
      <text:p text:style-name="P19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9">tandard</text:span> is in the context of the following OpenLCB Standards:</text:p>
      <text:list xml:id="list3497283250089928090" text:style-name="L5">
        <text:list-item>
          <text:p text:style-name="P24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23">The Event Transport Standard, which defines the protocol for transporting events.</text:p>
        </text:list-item>
        <text:list-item>
          <text:p text:style-name="P23">The Unique Identifiers Standard w<text:span text:style-name="T20">hi</text:span>ch defines the format and allocation of unique 48-bit identifiers.</text:p>
        </text:list-item>
      </text:list>
      <text:h text:style-name="Heading_20_1" text:outline-level="1">Format<text:change-start text:change-id="ct69954816"/> <text:span text:style-name="T21">(Normative)</text:span><text:change-end text:change-id="ct69954816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7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30" text:outline-level="1"/>
      <text:h text:style-name="P32" text:outline-level="1">Allocation<text:change-start text:change-id="ct69957232"/> <text:span text:style-name="T21">(Normative)</text:span><text:change-end text:change-id="ct69957232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28" text:outline-level="2">Well-Known Automatically-Routed</text:h>
      <text:p text:style-name="P1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4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<text:change-start text:change-id="ct57112432"/>*<text:change-end text:change-id="ct57112432"/></text:p>
            </table:table-cell>
            <table:table-cell table:style-name="Table2.H12" office:value-type="string">
              <text:p text:style-name="P12"><text:change-start text:change-id="ct98318816"/>*<text:change-end text:change-id="ct98318816"/></text:p>
            </table:table-cell>
            <table:table-cell table:style-name="Table2.H12" office:value-type="string">
              <text:p text:style-name="P12"><text:change-start text:change-id="ct95487376"/>*<text:change-end text:change-id="ct95487376"/></text:p>
            </table:table-cell>
            <table:table-cell table:style-name="Table2.H12" office:value-type="string">
              <text:p text:style-name="P12"><text:change-start text:change-id="ct72517904"/>*<text:change-end text:change-id="ct72517904"/></text:p>
            </table:table-cell>
            <table:table-cell table:style-name="Table2.H12" office:value-type="string">
              <text:p text:style-name="P12"><text:change-start text:change-id="ct95658912"/>*<text:change-end text:change-id="ct95658912"/></text:p>
            </table:table-cell>
            <table:table-cell table:style-name="Table2.H12" office:value-type="string">
              <text:p text:style-name="P12"><text:change-start text:change-id="ct70748224"/>*<text:change-end text:change-id="ct70748224"/></text:p>
            </table:table-cell>
            <table:table-cell table:style-name="Table2.I12" office:value-type="string">
              <text:p text:style-name="P40"><text:change-start text:change-id="ct55985536"/>Well-Known Automatically-Routed Event Identifiers<text:change-end text:change-id="ct55985536"/>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27" text:outline-level="2"/>
      <text:h text:style-name="P28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4">
            <table:table-cell table:style-name="Table4.A14" table:number-rows-spanned="12" office:value-type="string">
              <text:p text:style-name="P34"><text:span text:style-name="T25">01</text:span></text:p>
              <text:p text:style-name="P20"/>
              <text:p text:style-name="P12"/>
            </table:table-cell>
            <table:table-cell table:style-name="Table4.B14" table:number-rows-spanned="12" office:value-type="string">
              <text:p text:style-name="P34"><text:span text:style-name="T25">01</text:span></text:p>
              <text:p text:style-name="P20"/>
              <text:p text:style-name="P12"/>
            </table:table-cell>
            <table:table-cell table:style-name="Table4.C12" office:value-type="string">
              <text:p text:style-name="P12"><text:change-start text:change-id="ct66199584"/>*<text:change-end text:change-id="ct66199584"/></text:p>
            </table:table-cell>
            <table:table-cell table:style-name="Table4.D12" office:value-type="string">
              <text:p text:style-name="P12"><text:change-start text:change-id="ct59712656"/>*<text:change-end text:change-id="ct59712656"/></text:p>
            </table:table-cell>
            <table:table-cell table:style-name="Table4.E12" office:value-type="string">
              <text:p text:style-name="P12"><text:change-start text:change-id="ct98550448"/>*<text:change-end text:change-id="ct98550448"/></text:p>
            </table:table-cell>
            <table:table-cell table:style-name="Table4.F12" office:value-type="string">
              <text:p text:style-name="P12"><text:change-start text:change-id="ct98122320"/>*<text:change-end text:change-id="ct98122320"/></text:p>
            </table:table-cell>
            <table:table-cell table:style-name="Table4.D13" office:value-type="string">
              <text:p text:style-name="P12"><text:change-start text:change-id="ct90691200"/>*<text:change-end text:change-id="ct90691200"/></text:p>
            </table:table-cell>
            <table:table-cell table:style-name="Table4.D13" office:value-type="string">
              <text:p text:style-name="P12"><text:change-start text:change-id="ct56074000"/>*<text:change-end text:change-id="ct56074000"/></text:p>
            </table:table-cell>
            <table:table-cell table:style-name="Table4.I12" office:value-type="string">
              <text:p text:style-name="P39"><text:change-start text:change-id="ct49569152"/>Well-Known Event Identifiers<text:change-end text:change-id="ct49569152"/>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change-start text:change-id="ct70746496"/><text:span text:style-name="T1">D</text:span><text:change-end text:change-id="ct70746496"/><text:change text:change-id="ct70746688"/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change-start text:change-id="ct59751840"/><text:span text:style-name="T2">Traction</text:span><text:change-end text:change-id="ct59751840"/><text:change text:change-id="ct92016240"/><text:change text:change-id="ct98394704"/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7"><text:change-start text:change-id="ct69829408"/>06<text:change-end text:change-id="ct69829408"/></text:p>
          </table:table-cell>
          <table:table-cell table:style-name="Table4.H12" office:value-type="string">
            <text:p text:style-name="P12"><text:change-start text:change-id="ct90506112"/>*<text:change-end text:change-id="ct90506112"/></text:p>
          </table:table-cell>
          <table:table-cell table:style-name="Table4.I12" office:value-type="string">
            <text:p text:style-name="P38"><text:change-start text:change-id="ct57536736"/>Reserved for Firmware Upgrade Protocol<text:change-end text:change-id="ct57536736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5"><text:change-start text:change-id="ct90569728"/>06<text:change-end text:change-id="ct90569728"/></text:p>
          </table:table-cell>
          <table:table-cell table:style-name="Table4.H12" office:value-type="string">
            <text:p text:style-name="P35"><text:change-start text:change-id="ct97580192"/>01<text:change-end text:change-id="ct97580192"/></text:p>
          </table:table-cell>
          <table:table-cell table:style-name="Table4.I12" office:value-type="string">
            <text:p text:style-name="P36"><text:change-start text:change-id="ct71333664"/>Firmware Corrupted<text:change-end text:change-id="ct71333664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5"><text:change-start text:change-id="ct85527408"/>06<text:change-end text:change-id="ct85527408"/></text:p>
          </table:table-cell>
          <table:table-cell table:style-name="Table4.H12" office:value-type="string">
            <text:p text:style-name="P35"><text:change-start text:change-id="ct46171568"/>02<text:change-end text:change-id="ct46171568"/></text:p>
          </table:table-cell>
          <table:table-cell table:style-name="Table4.I12" office:value-type="string">
            <text:p text:style-name="P36"><text:change-start text:change-id="ct75012528"/>Firmware Upgrade Request by Hardware Switch<text:change-end text:change-id="ct75012528"/>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0"><text:change-start text:change-id="ct70748736"/>01<text:change-end text:change-id="ct70748736"/></text:p>
          </table:table-cell>
          <table:table-cell table:style-name="Table4.D13" office:value-type="string">
            <text:p text:style-name="P20"><text:change-start text:change-id="ct70747616"/>00<text:change-end text:change-id="ct70747616"/></text:p>
          </table:table-cell>
          <table:table-cell table:style-name="Table4.E13" table:number-columns-spanned="2" office:value-type="string">
            <text:p text:style-name="P21"><text:change-start text:change-id="ct70746912"/>CBUS<text:line-break/>Node ID<text:change-end text:change-id="ct70746912"/></text:p>
          </table:table-cell>
          <table:covered-table-cell/>
          <table:table-cell table:style-name="Table4.G13" table:number-columns-spanned="2" office:value-type="string">
            <text:p text:style-name="P22"><text:change-start text:change-id="ct70747184"/>CBUS<text:line-break/>Event ID<text:change-end text:change-id="ct70747184"/></text:p>
          </table:table-cell>
          <table:covered-table-cell/>
          <table:table-cell table:style-name="Table4.I13" office:value-type="string">
            <text:p text:style-name="Standard"><text:change-start text:change-id="ct70750832"/>Sub<text:change-end text:change-id="ct70750832"/><text:change-start text:change-id="ct71112336"/><office:annotation><dc:creator>David P Harris</dc:creator><dc:date>2015-10-17T18:00:15</dc:date><text:list text:style-name=""><text:list-item><text:p text:style-name="P41"><text:span text:style-name="T26">I think this solution for CBus is too restrictive. <text:s text:c="3"/></text:span></text:p></text:list-item></text:list></office:annotation><text:change-end text:change-id="ct71112336"/><text:change-start text:change-id="ct69857696"/><office:annotation><dc:creator>Stuart Baker</dc:creator><dc:date>2015-10-18T00:13:30</dc:date><text:list text:continue-numbering="true" text:style-name=""><text:list-item><text:p text:style-name="P41"><text:span text:style-name="T27">Reply to David P Harris (10/17/2015, 18:00): "..."</text:span></text:p></text:list-item><text:list-item><text:p><text:span text:style-name="T28">Honestly, I'm not sure. <text:s/>I remember reading up on the specifics of CBUS when I first made this allocation in February, but it is foggy in my memory now.</text:span></text:p></text:list-item></text:list></office:annotation><text:change-end text:change-id="ct69857696"/><text:change-start text:change-id="ct75352512"/>set of the assigned Node ID space for CBUS mapped nodes. Node ID is 00.00 for short events. This range is an ON request.<text:change-end text:change-id="ct75352512"/>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0"><text:change-start text:change-id="ct69857312"/>01<text:change-end text:change-id="ct69857312"/></text:p>
          </table:table-cell>
          <table:table-cell table:style-name="Table4.D14" office:value-type="string">
            <text:p text:style-name="P20"><text:change-start text:change-id="ct70480176"/>01<text:change-end text:change-id="ct70480176"/></text:p>
          </table:table-cell>
          <table:table-cell table:style-name="Table4.E14" table:number-columns-spanned="2" office:value-type="string">
            <text:p text:style-name="P20"><text:change-start text:change-id="ct71114672"/>CBUS<text:line-break/>Node ID<text:change-end text:change-id="ct71114672"/></text:p>
          </table:table-cell>
          <table:covered-table-cell/>
          <table:table-cell table:style-name="Table4.G14" table:number-columns-spanned="2" office:value-type="string">
            <text:p text:style-name="P13"><text:change-start text:change-id="ct69950128"/>C<text:change-end text:change-id="ct69950128"/><text:change-start text:change-id="ct75351664"/>BUS<text:line-break/>Event ID<text:change-end text:change-id="ct75351664"/></text:p>
          </table:table-cell>
          <table:covered-table-cell/>
          <table:table-cell table:style-name="Table4.I14" office:value-type="string">
            <text:p text:style-name="Standard"><text:change-start text:change-id="ct69977968"/>Subset of the assigned Node ID space for CBUS mapped nodes. Node ID is 00.00 for short events. This range is an <text:span text:style-name="T22">OFF</text:span> request.<text:change-end text:change-id="ct69977968"/></text:p>
          </table:table-cell>
        </table:table-row>
      </table:table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s/>1 Introduction (Informative)<text:tab/>1</text:p>
          <text:p text:style-name="P15"><text:s/>2 Intended use (Informative)<text:tab/>1</text:p>
          <text:p text:style-name="P15"><text:s/>3 References and Context (Normative)<text:tab/>1</text:p>
          <text:p text:style-name="P15"><text:s/>4 Format<text:tab/>1</text:p>
          <text:p text:style-name="P15"><text:s/>5 Allocation<text:tab/>2</text:p>
          <text:p text:style-name="P16"><text:s/>5.1 Node ID Based<text:tab/>2</text:p>
          <text:p text:style-name="P16"><text:s/>5.2 Well-Known Automatically-Routed<text:tab/>3</text:p>
          <text:p text:style-name="P16"><text:s/>5.3 Well-Known<text:tab/>4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Feb 15, 2015</text:p>
            </table:table-cell>
            <table:table-cell table:style-name="Table1.C1" office:value-type="string">
              <text:p text:style-name="MP6">Adopted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6-01-24T12:30:25.150109594">1/24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1</meta:editing-cycles>
    <meta:editing-duration>P1DT6H15M42S</meta:editing-duration>
    <meta:generator>LibreOffice/4.2.8.2$Linux_X86_64 LibreOffice_project/420m0$Build-2</meta:generator>
    <dc:date>2016-01-24T12:30:25.063709996</dc:date>
    <dc:creator>Stuart Baker</dc:creator>
    <meta:document-statistic meta:table-count="4" meta:image-count="1" meta:object-count="0" meta:page-count="6" meta:paragraph-count="168" meta:word-count="659" meta:character-count="3858" meta:non-whitespace-character-count="3350"/>
    <meta:user-defined meta:name="Info 1"/>
    <meta:user-defined meta:name="Info 2"/>
    <meta:user-defined meta:name="Info 3"/>
    <meta:user-defined meta:name="Info 4"/>
  </office:meta>
</office:document-meta>
</file>